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6d06" officeooo:paragraph-rsid="001c6d06"/>
    </style:style>
    <style:style style:name="T1" style:family="text">
      <style:text-properties officeooo:rsid="001c6d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 <text:span text:style-name="T1">Install Django</text:span></text:p>
      <text:p text:style-name="Standard"/>
      <text:p text:style-name="Standard"><text:span text:style-name="T1">=&gt; <text:s/></text:span>pip3 install django ==2.2</text:p>
      <text:p text:style-name="Standard"/>
      <text:p text:style-name="Standard">*<text:span text:style-name="T1">New Project</text:span></text:p>
      <text:p text:style-name="Standard"/>
      <text:p text:style-name="Standard"><text:span text:style-name="T1">=&gt; </text:span>python3 -m django startproject</text:p>
      <text:p text:style-name="Standard"/>
      <text:p text:style-name="Standard">*<text:span text:style-name="T1">Run Project</text:span></text:p>
      <text:p text:style-name="Standard"/>
      <text:p text:style-name="Standard"><text:span text:style-name="T1">=&gt; </text:span>python3 manage.py runserver localhost:8000</text:p>
      <text:p text:style-name="Standard"/>
      <text:p text:style-name="P1">*Update</text:p>
      <text:p text:style-name="P1">=&gt; python3 manage.py migra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1:10:32.553880452</meta:creation-date>
    <dc:date>2021-04-13T11:19:20.984117784</dc:date>
    <meta:editing-duration>PT8M49S</meta:editing-duration>
    <meta:editing-cycles>1</meta:editing-cycles>
    <meta:document-statistic meta:table-count="0" meta:image-count="0" meta:object-count="0" meta:page-count="1" meta:paragraph-count="8" meta:word-count="27" meta:character-count="182" meta:non-whitespace-character-count="162"/>
    <meta:generator>LibreOffice/6.4.6.2$Linux_X86_64 LibreOffice_project/40$Build-2</meta:generator>
  </office:meta>
</office:document-meta>
</file>